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bb24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bb24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04bb2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ومِنُونَ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قَدَ اَفْلَحَ </text:span><text:span text:style-name="T5">۰</text:span><text:span text:style-name="T2">لْمُومِنُونَؐ </text:span><text:span text:style-name="T3">(1)</text:span><text:span text:style-name="T2"> </text:span><text:span text:style-name="T5">۰</text:span><text:span text:style-name="T2">لذِينَ هُمْ فِى صَلاَتِهِمْ خَـٰشِعُونَؐ </text:span><text:span text:style-name="T3">(2)</text:span><text:span text:style-name="T2"> وَالذِينَ هُمْ عَـنِ </text:span><text:span text:style-name="T5">۱</text:span><text:span text:style-name="T2">للَّغْوۣ مُعْرۣضُونَؐ </text:span><text:span text:style-name="T3">(3)</text:span><text:span text:style-name="T2"> وَالذِينَ هُمْ لِلزَّكَوٰةِ فَـٰعِلُونَؐ </text:span><text:span text:style-name="T3">(4)</text:span><text:span text:style-name="T2"> وَالذِينَ هُمْ لِفُرُوجِهِمْ حَـٰفِظُونَ </text:span><text:span text:style-name="T3">(5)</text:span><text:span text:style-name="T2"> إِلاَّ عَلَيٰٓ أَزْوَ؛جِهِمُ; أَوْ مَا مَلَكَتَ اَيْمَـٰنُهُمْ فَإِنَّهُمْ غَيْرُ مَلُومِينَؐ </text:span><text:span text:style-name="T3">(6)</text:span><text:span text:style-name="T2"> فَمَنِ 'بْتَغۭيٰ وَرَآءَ ذَ؛لِــكَ فَٱُوْلَئِــكَ هُمُ </text:span><text:span text:style-name="T5">۴</text:span><text:span text:style-name="T2">لْعَادُونَؐ </text:span><text:span text:style-name="T3">(7)</text:span><text:span text:style-name="T2"> وَالذِيــنَ هُمْ لَأِمَـٰنَـٰتِهِمْ وَعَهْدِهِمْ رَ؛عُونَؐ </text:span><text:span text:style-name="T3">(8)</text:span><text:span text:style-name="T2"> وَالذِينَ هُمْ عَلَــيٰ صَلَوَ؛تِهِمْ يُحَافِظُونَ </text:span><text:span text:style-name="T3">(9)</text:span><text:span text:style-name="T2"> ٱُوْلَئِــكَ هُمُ </text:span><text:span text:style-name="T5">۴</text:span><text:span text:style-name="T2">لْوَ؛رۣثُونَ </text:span><text:span text:style-name="T3">(10)</text:span><text:span text:style-name="T2"> </text:span><text:span text:style-name="T5">۰</text:span><text:span text:style-name="T2">لذِينَ يَرۣثُونَ </text:span><text:span text:style-name="T5">۰</text:span><text:span text:style-name="T2">لْفِرْدَوْسَؐ هُمْ فِيهَا خَـٰلِدُونَؐ </text:span><text:span text:style-name="T3">(11)</text:span><text:span text:style-name="T2"> وَلَقَدْ خَلَقْنَا </text:span><text:span text:style-name="T5">۰</text:span><text:span text:style-name="T2">لِانسَـٰنَ مِــن سُچَلَةٍ مِّن طِينٍؐ </text:span><text:span text:style-name="T3">(12)</text:span><text:span text:style-name="T2"> ثُمَّ جَعَلْنَـٰهُ نُطْفَةً فِى قَرۭارٍمَّكِينٍؐ </text:span><text:span text:style-name="T3">(13)</text:span><text:span text:style-name="T2"> ثُمَّ خَلَقْنَا </text:span><text:span text:style-name="T5">۰</text:span><text:span text:style-name="T2">لنُّطْفَةَ عَلَقَةً فَخَلَقْنَا </text:span><text:span text:style-name="T5">۰</text:span><text:span text:style-name="T2">لْعَلَقَةَ مُضْغَةً فَخَلَقْنَا </text:span><text:span text:style-name="T5">۰</text:span><text:span text:style-name="T2">لْمُضْغَةَ عِظَـٰماً فَكَسَوْنَا </text:span><text:span text:style-name="T5">۰</text:span><text:span text:style-name="T2">لْعِظَـٰمَ لَحْماً ثُمَّ أَنشَأْنَـٰهُ خَلْقاٗ —اخَرَؐ فَتَبَـٰرَكككَ </text:span><text:span text:style-name="T5">۰</text:span><text:span text:style-name="T2">للَّهُ أَحْسَــنُ </text:span><text:span text:style-name="T5">۴</text:span><text:span text:style-name="T2">لْخَـٰلِقِينَؐ </text:span><text:span text:style-name="T3">(14)</text:span><text:span text:style-name="T2"> ثُمَّ إِنَّكُم بَعْدَ ذَ؛لِــكَ لَمَيِّتُونَؐ </text:span><text:span text:style-name="T3">(15)</text:span><text:span text:style-name="T2"> ثُمَّ إِنَّكُمْ يَوْمَ </text:span><text:span text:style-name="T5">۰</text:span><text:span text:style-name="T2">لْقِيَـٰمَةِ تُبْعَثُونَؐ </text:span><text:span text:style-name="T3">(16)</text:span><text:span text:style-name="T2"> وَلَقَدْ خَلَقْنَا فَوْقَكُمْ سَبْعَ طَرَآئِقَؐ وَمَا كُنَّا عَـنِ </text:span><text:span text:style-name="T5">۱</text:span><text:span text:style-name="T2">لْخَلْــقۣ غَـٰفِلِينَؐ </text:span><text:span text:style-name="T3">(17)</text:span><text:span text:style-name="T2"> وَأَنزَلْنَا مِــنَ </text:span><text:span text:style-name="T5">۰</text:span><text:span text:style-name="T2">لسَّمَآءِ مَآءَۢ بِقَدَرٍ فَأَسْكَنَّـٰهُ فِى </text:span><text:span text:style-name="T5">۱</text:span><text:span text:style-name="T2">لاَرْضِؐ وَإِنَّا عَلَــيٰ ذَهَابٙ بِهِ” لَقَـٰدِرُونَؐ </text:span><text:span text:style-name="T3">(18)</text:span><text:span text:style-name="T2"> فَأَنشَأْنَا لَكُم بِهِ” جَنَّـٰتٍ مِّن نَّخِيلٍ وَأَعْنَـٰبٍ لَّكُمْ فِيهَا فَوَ؛كِهُ كَثِيرَةٌ وَمِنْهَا تَاكُلُونَ </text:span><text:span text:style-name="T3">(19)</text:span><text:span text:style-name="T2"> وَشَجَرَةً تَخْرُجُ مِن طُورۣ سِينَآءَ تَنۢبُــتُ بِالدُّهْنِ وَصِبْغٍ لِّلاَكِلِينَؐ </text:span><text:span text:style-name="T3">(20)</text:span><text:span text:style-name="T2"> وَإِنَّ لَكُمْ فِى </text:span><text:span text:style-name="T5">۱</text:span><text:span text:style-name="T2">لاَنْعَـٰمِ لَعِبْرَةًؐ نَّسْقِيكُم مِّمَّا فِى بُطُونِهَاؐ وَلَكُمْ فِيهَا مَنَـٰفِعُ كَثِيرَةٌ وَمِنْهَا تَاكُلُونَ </text:span><text:span text:style-name="T3">(21)</text:span><text:span text:style-name="T2"> وَعَلَيْهَا </text:span><text:soft-page-break/><text:span text:style-name="T2">وَعَلَي </text:span><text:span text:style-name="T5">۰</text:span><text:span text:style-name="T2">لْفُلْــكِ تُحْمَلُونَؐ </text:span><text:span text:style-name="T3">(22)</text:span><text:span text:style-name="T2"> وَلَقَدَ اَرْسَلْنَا نُوحاٗ اِلَيٰ قَوْمِهِ” فَقَالَ يَـٰقَوْمِ </text:span><text:span text:style-name="T5">۹</text:span><text:span text:style-name="T2">عْبُدُواْ </text:span><text:span text:style-name="T5">۴</text:span><text:span text:style-name="T2">للَّهَ مَا لَكُم مِّنِ اِچَهٖ غَيْرُهُؐ; أَفَلاَ تَتَّقُونَؐ </text:span><text:span text:style-name="T3">(23)</text:span><text:span text:style-name="T2"> ® فَقَالَ </text:span><text:span text:style-name="T5">۰</text:span><text:span text:style-name="T2">لْمَلَؤُاْ </text:span><text:span text:style-name="T5">۴</text:span><text:span text:style-name="T2">لذِيــنَ كَفَرُواْ مِن قَوْمِهِ” مَا هَـٰذَآ إِلاَّ بَشَرٌ مِّثْلُكُمْ يُرۣيدُ أَنْ يَّتَفَضَّــلَ عَلَيْكُمْ وَلَوْ شَآءَ </text:span><text:span text:style-name="T5">۰</text:span><text:span text:style-name="T2">للَّهُ لَأَنزَلَ مَلَئِكَةً مَّا سَمِعْنَا بِهَـٰذَا فِىٓ ءَابَآئِنَا </text:span><text:span text:style-name="T5">۰</text:span><text:span text:style-name="T2">لاَوَّلِينَ </text:span><text:span text:style-name="T3">(24)</text:span><text:span text:style-name="T2"> إِنْ هُوَ إِلاَّ رَجُلٛ بِهِ” جِنَّةٌ فَتَرَبَّصُواْ بِهِ” حَتَّيٰ حِينٍؐ </text:span><text:span text:style-name="T3">(25)</text:span><text:span text:style-name="T2"> قَالَ رَبِّ </text:span><text:span text:style-name="T5">۹</text:span><text:span text:style-name="T2">نصُرْنِى بِمَا كَذَّبُونِؐ </text:span><text:span text:style-name="T3">(26)</text:span><text:span text:style-name="T2"> فَأَوْحَيْنَآ إِلَيْهِ أَنِ 'صْنَعِ </text:span><text:span text:style-name="T5">۱</text:span><text:span text:style-name="T2">لْفُلْــكَ بِأَعْيُنِنَا وَوَحْيِنَاؐ فَإِذَا جَآءَ امْرُنَا وَفَارَ </text:span><text:span text:style-name="T5">۰</text:span><text:span text:style-name="T2">لتَّنُّورُ فَاسْلُــكْ فِيهَا مِــن كُلِّ زَوْجَيْنِ 'ثْنَيْنِ وَأَهْلَكَ إِلاَّ مَــن سَبَــقَ عَلَيْهِ </text:span><text:span text:style-name="T5">۱</text:span><text:span text:style-name="T2">لْقَوْلُ مِنْهُمْؐ وَلاَ تُخَــٰـطِـبْـنِى فِى </text:span><text:span text:style-name="T5">۱</text:span><text:span text:style-name="T2">لذِيــنَ ظَلَمُوٓاْ إِنَّهُم مُّغْرَقُونَؐ </text:span><text:span text:style-name="T3">(27)</text:span><text:span text:style-name="T2"> فَإِذَا "سْتَوَيْــتَ أَنتَ وَمَــن مَّعَــكَ عَلَي </text:span><text:span text:style-name="T5">۰</text:span><text:span text:style-name="T2">لْفُلْــكِ فَقُـلِ </text:span><text:span text:style-name="T5">۱</text:span><text:span text:style-name="T2">لْحَمْدُ لِلهِ </text:span><text:span text:style-name="T5">۱ﻟ﮲</text:span><text:span text:style-name="T2"> نَجّۭيٰنَا مِــنَ </text:span><text:span text:style-name="T5">۰</text:span><text:span text:style-name="T2">لْقَوْمِ </text:span><text:span text:style-name="T5">۱</text:span><text:span text:style-name="T2">لظَّـٰلِمِينَؐ </text:span><text:span text:style-name="T3">(28)</text:span><text:span text:style-name="T2"> وَقُل رَّبِّ أَنزۣلْنِى مُنزَلًا مُّبَـٰرَكاً وَأَنتَ خَيْرُ </text:span><text:span text:style-name="T5">۴</text:span><text:span text:style-name="T2">لْمُنزۣلِينَؐ </text:span><text:span text:style-name="T3">(29)</text:span><text:span text:style-name="T2"> إِنَّ فِى ذَ؛لِــكَ ءَلاَيَـٰتٍؐ وَإِن كُنَّا لَمُبْتَلِينَؐ </text:span><text:span text:style-name="T3">(30)</text:span><text:span text:style-name="T2"> ثُمَّ أَنشَأْنَا مِنۢ بَعْدِهِمْ قَرْناٗ —اخَرۣينَ </text:span><text:span text:style-name="T3">(31)</text:span><text:span text:style-name="T2"> فَأَرْسَلْنَا فِيهِمْ رَسُولًا مِّنْهُمُ; أَنُ </text:span><text:span text:style-name="T5">۶</text:span><text:span text:style-name="T2">عْبُدُواْ </text:span><text:span text:style-name="T5">۴</text:span><text:span text:style-name="T2">للَّهَ مَا لَكُم مِّـنِ اِچَهٖ غَيْرُهُؐ; أَفَلاَ تَتَّقُونَؐ </text:span><text:span text:style-name="T3">(32)</text:span><text:span text:style-name="T2"> وَقَالَ </text:span><text:span text:style-name="T5">۰</text:span><text:span text:style-name="T2">لْمَلُءَ مِن قَوْمِهِ </text:span><text:span text:style-name="T5">۱</text:span><text:span text:style-name="T2">لذِيــنَ كَفَرُواْ وَكَذَّبُواْ بِلِقَآءِ </text:span><text:span text:style-name="T5">۱</text:span><text:span text:style-name="T2">لاَخِرَةِ وَأَتْرَفْنَـٰهُمْ فِى </text:span><text:span text:style-name="T5">۱</text:span><text:span text:style-name="T2">لْحَيَوٰةِ </text:span><text:span text:style-name="T5">۱</text:span><text:span text:style-name="T2">لدُّنْيۭا مَا هَـٰذَآ إِلاَّ بَشَرٌ مِّثْلُكُمْ يَاكُـلُ مِمَّا تَاكُلُونَ مِنْهُ وَيَشْرَبُ مِمَّا تَشْرَبُونَ </text:span><text:span text:style-name="T3">(33)</text:span><text:span text:style-name="T2"> وَلَـئِـــنَ اَطَعْتُم بَشَراً مِّثْلَكُمُ; إِنَّكُمُ; إِذاً لَّخَـٰسِرُونَ </text:span><text:span text:style-name="T3">(34)</text:span><text:span text:style-name="T2"> أَيَعِدُكُمُ; أَنَّكُمُ; إِذَا مِتُّمْ وَكُنتُمْ تُرَاباً وَعِظَـٰماٗ اَنَّكُم مُّخْرَجُونَ </text:span><text:span text:style-name="T3">(35)</text:span><text:span text:style-name="T2"> هَيْهَاتَ هَيْهَاتَ لِمَا تُوعَدُونَ </text:span><text:span text:style-name="T3">(36)</text:span><text:span text:style-name="T2"> إِنْ هِيَ إِلاَّ حَيَاتُنَا </text:span><text:span text:style-name="T5">۰</text:span><text:span text:style-name="T2">لدُّنْيۭا نَمُوتُ وَنَحْيۭا وَمَا نَحْنُ بِمَبْعُوثِينَ </text:span><text:span text:style-name="T3">(37)</text:span><text:span text:style-name="T2"> إِنْ هُوَ إِلاَّ </text:span><text:soft-page-break/><text:span text:style-name="T2">رَجُل٘ 'فْتَرۭيٰ عَلَــي </text:span><text:span text:style-name="T5">۰</text:span><text:span text:style-name="T2">للَّهِ كَذِباً وَمَا نَحْــنُ لَهُ„ بِمُومِنِينَؐ </text:span><text:span text:style-name="T3">(38)</text:span><text:span text:style-name="T2"> © قَالَ رَبِّ </text:span><text:span text:style-name="T5">۹</text:span><text:span text:style-name="T2">نصُرْنِى بِمَا كَذَّبُونِؐ </text:span><text:span text:style-name="T3">(39)</text:span><text:span text:style-name="T2"> قَالَ عَمَّا قَلِيــلٍ ڤَّيُصْبِحُنَّ نَـٰدِمِينَؐ </text:span><text:span text:style-name="T3">(40)</text:span><text:span text:style-name="T2"> فَأَخَذَتْهُمُ </text:span><text:span text:style-name="T5">۴</text:span><text:span text:style-name="T2">ڤصَّيْحَةُ بِالْحَقِّ فَجَعَلْنَـٰهُمْ غُثَآءًؐ فَبُعْداً لِّلْقَوْمِ </text:span><text:span text:style-name="T5">۱</text:span><text:span text:style-name="T2">لظَّـٰلِمِينَؐ </text:span><text:span text:style-name="T3">(41)</text:span><text:span text:style-name="T2"> ثُمَّ أَنشَأْنَا مِنۢ بَعْدِهِمْ قُرُوناٗ —اخَرۣينَؐ </text:span><text:span text:style-name="T3">(42)</text:span><text:span text:style-name="T2"> مَا تَسْبِقُ مِـنُ </text:span><text:span text:style-name="T5">۷</text:span><text:span text:style-name="T2">مَّةٖ اَجَلَهَا وَمَا يَسْتَـٰخِرُونَؐ </text:span><text:span text:style-name="T3">(43)</text:span><text:span text:style-name="T2"> ثُمَّ أَرْسَلْنَا رُسُلَنَا تَتْرۭاؐ كُلَّ مَا جَآءَ ا*مَّةً رَّسُولُهَا كَذَّبُوهُؐ فَأَتْبَعْنَا بَعْضَهُم بَعْضاً وَجَعَلْنَـٰهُمُ; أَحَادِيثَؐ فَبُعْداً لِّقَوْمٍ لاَّ يُومِنُونَؐ </text:span><text:span text:style-name="T3">(44)</text:span><text:span text:style-name="T2"> ثُمَّ أَرْسَلْنَا مُوسۭيٰ وَأَخَاهُ هَـٰرُونَ </text:span><text:span text:style-name="T3">(45)</text:span><text:span text:style-name="T2"> بِـَٔايَـٰتِنَا وَسُلْطَـٰنٍ مُّبِينٖ </text:span><text:span text:style-name="T3">(46)</text:span><text:span text:style-name="T2"> اِلَيٰ فِرْعَوْنَ وَمَلْاَئِهِ” فَاسْتَكْبَرُواْ وَكَانُواْ قَوْماٗ عَالِينَؐ </text:span><text:span text:style-name="T3">(47)</text:span><text:span text:style-name="T2"> فَقَالُوٓاْ أَنُومِنُ لِبَشَرَيْنِ مِثْلِنَا وَقَوْمُهُمَا لَنَا عَـٰبِدُونَؐ </text:span><text:span text:style-name="T3">(48)</text:span><text:span text:style-name="T2"> فَكَذَّبُوهُمَا فَكَانُواْ مِنَ </text:span><text:span text:style-name="T5">۰</text:span><text:span text:style-name="T2">لْمُهْلَكِينَؐ </text:span><text:span text:style-name="T3">(49)</text:span><text:span text:style-name="T2"> وَلَقَدَ —اتَيْنَا مُوسَــي </text:span><text:span text:style-name="T5">۰</text:span><text:span text:style-name="T2">لْكِتَـٰبَ لَعَلَّهُمْ يَهْتَدُونَؐ </text:span><text:span text:style-name="T3">(50)</text:span><text:span text:style-name="T2"> وَجَعَلْنَا "بْنَ مَرْيَمَ وَٱُمَّهُ; ءَايَةًؐ وَءَاوَيْنَـٰهُمَآ إِلَيٰ رُبْوَةٍ ذَاتِ قَرۭارٍ وَمَعِينٍؐ </text:span><text:span text:style-name="T3">(51)</text:span><text:span text:style-name="T2"> يَـٰٓأَيُّهَا </text:span><text:span text:style-name="T5">۰</text:span><text:span text:style-name="T2">لرُّسُــلُ كُلُواْ مِنَ </text:span><text:span text:style-name="T5">۰</text:span><text:span text:style-name="T2">لطَّيِّبَـٰتِ وَاعْمَلُواْ صَـٰڤِحاٗؐ اِنِّى بِمَا تَعْمَلُونَ عَلِيمٌؐ </text:span><text:span text:style-name="T3">(52)</text:span><text:span text:style-name="T2"> وَأَنَّ هَـٰذِهِ“ ٱُمَّتُكُمُ; ٱُمَّةً وَ؛حِدَةًؐ وَأَنَا رَبُّكُمْ فَاتَّقُونِؐ </text:span><text:span text:style-name="T3">(53)</text:span><text:span text:style-name="T2"> فَتَقَطَّعُوٓاْ أَمْرَهُم بَيْنَهُمْ زُبُراًؐ كُلُّ حِزْبٙ بِمَا لَدَيْهِمْ فَرۣحُونَؐ </text:span><text:span text:style-name="T3">(54)</text:span><text:span text:style-name="T2"> فَذَرْهُمْ فِى غَمْرَتِهِمْ حَتَّيٰ حِينٖؐ </text:span><text:span text:style-name="T3">(55)</text:span><text:span text:style-name="T2"> اَيَحْسِبُونَ أَنَّمَا نُمِدُّهُم بِهِ” مِــن مَّالٍ وَبَنِينَ </text:span><text:span text:style-name="T3">(56)</text:span><text:span text:style-name="T2"> نُسَارۣعُ لَهُمْ فِى </text:span><text:span text:style-name="T5">۱</text:span><text:span text:style-name="T2">لْخَيْرَ؛تِؐ بَـل لاَّ يَشْعُرُونَؐ </text:span><text:span text:style-name="T3">(57)</text:span><text:span text:style-name="T2"> ® إِنَّ </text:span><text:span text:style-name="T5">۰</text:span><text:span text:style-name="T2">لذِيــنَ هُم مِّــنْ خَشْيَةِ رَبِّهِم مُّشْفِقُونَ </text:span><text:span text:style-name="T3">(58)</text:span><text:span text:style-name="T2"> وَالذِيــنَ هُم بِـَٔايَـٰــتِ رَبِّهِمْ يُومِنُونَ </text:span><text:span text:style-name="T3">(59)</text:span><text:span text:style-name="T2"> وَالذِيــنَ هُم بِرَبِّهِمْ لاَ يُشْرۣكُونَ </text:span><text:span text:style-name="T3">(60)</text:span><text:span text:style-name="T2"> وَالذِينَ يُوتُونَ مَآ ءَاتَواْ وَّقُلُوبُهُمْ وَجِلَة٘ اَنَّهُمُ; إِلَيٰ رَبِّهِمْ رَ؛</text:span><text:soft-page-break/><text:span text:style-name="T2">جِعُونَ </text:span><text:span text:style-name="T3">(61)</text:span><text:span text:style-name="T2"> ٱُوْلَئِــكَ يُسَـٰرۣعُونَ فِى </text:span><text:span text:style-name="T5">۱</text:span><text:span text:style-name="T2">لْخَيْرَ؛تِؐ وَهُمْ لَهَا سَـٰبِقُونَؐ </text:span><text:span text:style-name="T3">(62)</text:span><text:span text:style-name="T2"> وَلاَ نُكَلِّفُ نَفْساٗ اِلاَّ وُسْعَهَاؐ وَلَدَيْنَا كِتَـٰــبٌ يَنطِقُ بِالْحَقِّ وَهُمْ لاَ يُظْلَمُونَؐ </text:span><text:span text:style-name="T3">(63)</text:span><text:span text:style-name="T2"> بَلْ قُلُوبُهُمْ فِى غَمْرَةٍ مِّــنْ هَـٰذَاؐ وَلَهُمُ; أَعْمَـٰلٌ مِّن دُونِ ذَ؛لِــكَؐ هُمْ لَهَا عَـٰمِلُونَؐ </text:span><text:span text:style-name="T3">(64)</text:span><text:span text:style-name="T2"> حَتَّيٰٓ إِذَآ أَخَذْنَا مُتْرَفِيهِم بِالْعَذَابِ إِذَا هُمْ يَجْــَٔـرُونَؐ </text:span><text:span text:style-name="T3">(65)</text:span><text:span text:style-name="T2"> لاَ تَجْــَٔـرُواْ </text:span><text:span text:style-name="T5">۴</text:span><text:span text:style-name="T2">لْيَوْمَؐ إِنَّكُم مِّنَّا لاَ تُنصَرُونَؐ </text:span><text:span text:style-name="T3">(66)</text:span><text:span text:style-name="T2"> قَدْ كَانَــتَ —ايَـٰتِى تُتْلۭــيٰ عَلَيْكُمْ فَكُنتُمْ عَلَــيٰٓ أَعْقَـٰبِكُمْ تَنكِصُونَ </text:span><text:span text:style-name="T3">(67)</text:span><text:span text:style-name="T2"> مُسْتَكْبِـرۣينَ بِهِؐ” سَـٰمِراً تُهْجِرُونَؐ </text:span><text:span text:style-name="T3">(68)</text:span><text:span text:style-name="T2"> أَفَلَمْ يَدَّبَّرُواْ </text:span><text:span text:style-name="T5">۴</text:span><text:span text:style-name="T2">لْقَوْلَ أَمْ جَآءَهُم مَّا لَمْ يَاتِ ءَابَآءَهُمُ </text:span><text:span text:style-name="T5">۴</text:span><text:span text:style-name="T2">لاَوَّلِينَؐ </text:span><text:span text:style-name="T3">(69)</text:span><text:span text:style-name="T2"> أَمْ لَمْ يَعْرۣفُواْ رَسُولَهُمْ فَهُمْ لَهُ„ مُنكِرُونَؐ </text:span><text:span text:style-name="T3">(70)</text:span><text:span text:style-name="T2"> أَمْ يَقُولُونَ بِهِ” جِنَّةٛؐ بَلْ جَآءَهُم بِالْحَقﱢّؐ وَأَكْثَرُهُمْ ڤِڤْحَــقّۣ كَـٰرۣهُونَؐ </text:span><text:span text:style-name="T3">(71)</text:span><text:span text:style-name="T2"> وَلَوۣ 'تَّبَعَ </text:span><text:span text:style-name="T5">۰</text:span><text:span text:style-name="T2">لْحَــقُّ أَهْوَآءَهُمْ لَفَسَدَتِ </text:span><text:span text:style-name="T5">۱</text:span><text:span text:style-name="T2">لسَّمَـٰوَ؛تُ وَالاَرْضُ وَمَن فِيهِــنَّؐ بَلَ اَتَيْنَـٰهُم بِذِكْرۣهِمْؐ فَهُمْ عَن ذِكْرۣهِم مُّعْرۣضُونَؐ </text:span><text:span text:style-name="T3">(72)</text:span><text:span text:style-name="T2"> أَمْ تَسْـَٔلُهُمْ خَرْجاًؐ فَخَرَاجُ رَبِّــكَ خَيْرٌؐ وَهُوَ خَيْرُ </text:span><text:span text:style-name="T5">۴</text:span><text:span text:style-name="T2">لرَّ؛زۣقِينَؐ </text:span><text:span text:style-name="T3">(73)</text:span><text:span text:style-name="T2"> وَإِنَّــكَ لَتَدْعُوهُمُ; إِلَيٰ صِرَ؛طٍ مُّسْتَقِيمٍؐ </text:span><text:span text:style-name="T3">(74)</text:span><text:span text:style-name="T2"> وَإِنَّ </text:span><text:span text:style-name="T5">۰</text:span><text:span text:style-name="T2">لذِيــنَ لاَ يُومِنُونَ بِالاَخِرَةِ عَنِ </text:span><text:span text:style-name="T5">۱</text:span><text:span text:style-name="T2">لصِّرَ؛طِ لَنَـٰكِبُونَؐ </text:span><text:span text:style-name="T3">(75)</text:span><text:span text:style-name="T2"> ¥ وَلَوْ رَحِمْنَـٰهُمْ وَكَشَفْنَا مَا بِهِم مِّــن ضُرٍّ ڤَّڤَجُّواْ فِى طُغْيَـٰنِهِمْ يَعْمَهُونَؐ </text:span><text:span text:style-name="T3">(76)</text:span><text:span text:style-name="T2"> وَلَقَدَ اَخَذْنَـٰهُم بِالْعَذَابِ فَمَا "سْتَكَانُواْ لِرَبِّهِمْ وَمَا يَتَضَرَّعُونَؐ </text:span><text:span text:style-name="T3">(77)</text:span><text:span text:style-name="T2"> حَتَّيٰٓ إِذَا فَتَحْنَا عَلَيْهِم بَاباً ذَا عَذَابٍ شَدِيدٖ اِذَا هُمْ فِيهِ مُبْلِسُونَؐ </text:span><text:span text:style-name="T3">(78)</text:span><text:span text:style-name="T2"> وَهُوَ </text:span><text:span text:style-name="T5">۰ﻟ</text:span><text:span text:style-name="T2">ـذِىٓ أَنشَأَ لَكُمُ </text:span><text:span text:style-name="T5">۴</text:span><text:span text:style-name="T2">لسَّمْعَ وَالاَبْصَـٰرَ وَالاَفْـِٕدَةَؐ قَلِيلًا مَّا تَشْكُرُونَؐ </text:span><text:span text:style-name="T3">(79)</text:span><text:span text:style-name="T2"> وَهُوَ </text:span><text:span text:style-name="T5">۰ﻟ﮲</text:span><text:span text:style-name="T2"> ذَرَأَكُمْ فِى </text:span><text:span text:style-name="T5">۱</text:span><text:span text:style-name="T2">لاَرْضِ وَإِلَيْهِ تُحْشَرُونَؐ </text:span><text:span text:style-name="T3">(80)</text:span><text:span text:style-name="T2"> وَهُوَ </text:span><text:span text:style-name="T5">۰ﻟ﮲</text:span><text:span text:style-name="T2"> يُحْىِ” وَيُمِيــتُؐ وَلَهُ èخْتِچَفُ </text:span><text:span text:style-name="T5">۴</text:span><text:span text:style-name="T2">ليْلِ </text:span><text:soft-page-break/><text:span text:style-name="T2">وَالنَّهۭارۣؐ أَفَلاَ تَعْقِلُونَؐ </text:span><text:span text:style-name="T3">(81)</text:span><text:span text:style-name="T2"> بَــلْ قَالُواْ مِثْــلَ مَا قَالَ </text:span><text:span text:style-name="T5">۰</text:span><text:span text:style-name="T2">لاَوَّلُونَ </text:span><text:span text:style-name="T3">(82)</text:span><text:span text:style-name="T2"> قَالُوٓاْ أَ.ذَا مِتْنَا وَكُنَّا تُرَاباً وَعِظَـٰماٗ اِنَّا لَمَبْعُوثُونَؐ </text:span><text:span text:style-name="T3">(83)</text:span><text:span text:style-name="T2"> لَقَدْ وُعِدْنَا نَحْنُ وَءَابَآؤُنَا هَـٰذَا مِن قَبْلُؐ إِنْ هَـٰذَآ إِلٓاَّ أَسَـٰطِيرُ </text:span><text:span text:style-name="T5">۴</text:span><text:span text:style-name="T2">لاَوَّلِينَؐ </text:span><text:span text:style-name="T3">(84)</text:span><text:span text:style-name="T2"> قُل لِّمَنِ </text:span><text:span text:style-name="T5">۱</text:span><text:span text:style-name="T2">لاَرْضُ وَمَن فِيهَآ إِن كُنتُمْ تَعْلَمُونَ </text:span><text:span text:style-name="T3">(85)</text:span><text:span text:style-name="T2"> سَيَقُولُونننَ لِلهِؐ قُــلَ اَفَلاَ تَذَّكَّرُونَؐ </text:span><text:span text:style-name="T3">(86)</text:span><text:span text:style-name="T2"> قُلْ مَن رَّبُّ </text:span><text:span text:style-name="T5">۴</text:span><text:span text:style-name="T2">لسَّمَـٰوَ؛تِ </text:span><text:span text:style-name="T5">۱</text:span><text:span text:style-name="T2">لسَّبْعِ وَرَبُّ </text:span><text:span text:style-name="T5">۴</text:span><text:span text:style-name="T2">لْعَرْشِ </text:span><text:span text:style-name="T5">۱</text:span><text:span text:style-name="T2">لْعَظِيمِؐ </text:span><text:span text:style-name="T3">(87)</text:span><text:span text:style-name="T2"> سَيَقُولُونَ لِلهِؐ قُلَ اَفَلاَ تَتَّقُونَؐ </text:span><text:span text:style-name="T3">(88)</text:span><text:span text:style-name="T2"> قُلْ مَنۢ بِيَدِهِ” مَلَكُوتُ كُــلّۣ شَيْءٍ وَهُوَ يُجِيرُ وَلاَ يُجَارُ عَلَيْهِ إِن كُنتُمْ تَعْلَمُونَ </text:span><text:span text:style-name="T3">(89)</text:span><text:span text:style-name="T2"> سَيَقُولُونَ لِلهِؐ قُلْ فَأَنّۭيٰ</text:span></text:p>
      <text:p text:style-name="P3" loext:marker-style-name="T2"><text:span text:style-name="T2">تُسْحَرُونَؐ </text:span><text:span text:style-name="T3">(90)</text:span><text:span text:style-name="T2"> بَلَ اَتَيْنَـٰهُم بِالْحَقﱢّؐ وَإِنَّهُمْ لَكَـٰذِبُونَؐ </text:span><text:span text:style-name="T3">(91)</text:span><text:span text:style-name="T2"> مَا "تَّخَذَ </text:span><text:span text:style-name="T5">۰</text:span><text:span text:style-name="T2">للَّهُ مِنْ وَّلَدٍؐ وَمَا كَانَ مَعَهُ„ مِنِ اِچَهٖؐ اِذاً لَّذَهَــبَ كُلُّ إِچَهٙ بِمَا خَلَقَ وَلَعَلاَ بَعْضُهُمْ عَلَيٰ بَعْــضٍؐ سُبْحَـٰــنَ </text:span><text:span text:style-name="T5">۰</text:span><text:span text:style-name="T2">للَّهِ عَمَّا يَصِفُونَؐ </text:span><text:span text:style-name="T3">(92)</text:span><text:span text:style-name="T2"> عَـٰلِمُ </text:span><text:span text:style-name="T5">۴</text:span><text:span text:style-name="T2">لْغَيْبِ وَالشَّهَـٰدَةِؐ فَتَعَـٰلۭــيٰ عَمَّا يُشْرۣكُونَؐ </text:span><text:span text:style-name="T3">(93)</text:span><text:span text:style-name="T2"> ® قُل رَّبِّ إِمَّا تُرۣيَنِّى مَا يُوعَدُونَ </text:span><text:span text:style-name="T3">(94)</text:span><text:span text:style-name="T2"> رَبِّ فَلاَ تَجْعَلْنِى فِى </text:span><text:span text:style-name="T5">۱</text:span><text:span text:style-name="T2">لْقَوْمِ </text:span><text:span text:style-name="T5">۱</text:span><text:span text:style-name="T2">لظَّـٰلِمِينَؐ </text:span><text:span text:style-name="T3">(95)</text:span><text:span text:style-name="T2"> وَإِنَّا عَلَيٰٓ أَن نُّرۣيَكَ مَا نَعِدُهُمْ لَقَـٰدِرُونَؐ </text:span><text:span text:style-name="T3">(96)</text:span><text:span text:style-name="T2"> "دْفَعْ بِالتِى هِــيَ أَحْسَــنُ </text:span><text:span text:style-name="T5">۴</text:span><text:span text:style-name="T2">لسَّيِّيؕةَؐ نَحْــنُ أَعْلَمُ بِمَا يَصِفُونَؐ </text:span><text:span text:style-name="T3">(97)</text:span><text:span text:style-name="T2"> وَقُل رَّبِّ أَعُوذُ بِــكَ مِــنْ هَمَزَ؛تِ </text:span><text:span text:style-name="T5">۱</text:span><text:span text:style-name="T2">لشَّيَـٰطِينِ </text:span><text:span text:style-name="T3">(98)</text:span><text:span text:style-name="T2"> وَأَعُوذُ بِــكَ رَبِّ أَنْ يَّحْضُرُونِؐ </text:span><text:span text:style-name="T3">(99)</text:span><text:span text:style-name="T2"> حَتَّيٰٓ إِذَا جَآءَ احَدَهُمُ </text:span><text:span text:style-name="T5">۴</text:span><text:span text:style-name="T2">لْمَوْتُ قَالَ رَبِّ 'رْجِعُونِ </text:span><text:span text:style-name="T3">(100)</text:span><text:span text:style-name="T2"> لَعَلِّيَ أَعْمَلُ صَـٰڤِحاً فِيمَا تَرَكْــتُ كَلٓؐاَّ إِنَّهَا كَلِمَة٘ هُوَ قَآئِلُهَاؐ وَمِنْ وَّرَآئِهِم بَرْزَخ٘ اِلَيٰ يَوْمِ يُبْعَثُونَؐ </text:span><text:span text:style-name="T3">(101)</text:span><text:span text:style-name="T2"> فَإِذَا نُفِخَ فِى </text:span><text:span text:style-name="T5">۱</text:span><text:span text:style-name="T2">لصُّورۣ فَلآَ أَنسَابَ بَيْنَهُمْ يَوْمَئِذٍ وَلاَ يَتَسَآءَلُونَؐ </text:span><text:span text:style-name="T3">(102)</text:span><text:span text:style-name="T2"> فَمَــن ثَقُلَتْ مَوَ؛</text:span><text:soft-page-break/><text:span text:style-name="T2">زۣينُهُ„ فَٱُوْلَئِكَ هُمُ </text:span><text:span text:style-name="T5">۴</text:span><text:span text:style-name="T2">ڤْمُفْڤِحُونَؐ </text:span><text:span text:style-name="T3">(103)</text:span><text:span text:style-name="T2"> وَمَــنْ خَفَّتْ مَوَ؛زۣينُهُ„ فَٱُوْلَئِكَ </text:span><text:span text:style-name="T5">۰</text:span><text:span text:style-name="T2">لذِيــنَ خَسِرُوٓاْ أَنفُسَهُمْ فِى جَهَنَّمَ خَـٰلِدُونَ </text:span><text:span text:style-name="T3">(104)</text:span><text:span text:style-name="T2"> تَڤْفَحُ وُجُوهَهُمُ </text:span><text:span text:style-name="T5">۴</text:span><text:span text:style-name="T2">لنَّارُ وَهُمْ فِيهَا كَـٰڤِحُونَؐ </text:span><text:span text:style-name="T3">(105)</text:span><text:span text:style-name="T2"> أَلَمْ تَكُــنَ —ايَـٰتِى تُتْلۭــيٰ عَلَيْكُمْ فَكُنتُم بِهَا تُكَذِّبُونَؐ </text:span><text:span text:style-name="T3">(106)</text:span><text:span text:style-name="T2"> قَالُواْ رَبَّنَا غَلَبَتْ عَلَيْنَا شِقْوَتُنَا وَكُنَّا قَوْماً ضَآلِّينَؐ </text:span><text:span text:style-name="T3">(107)</text:span><text:span text:style-name="T2"> رَبَّنَآ أَخْرۣجْنَا مِنْهَا فَإِنْ عُدْنَا فَإِنَّا ظَـٰلِمُونَؐ </text:span><text:span text:style-name="T3">(108)</text:span><text:span text:style-name="T2"> قَالَ "خْسَـُٔواْ فِيهَا وَلاَ تُكَلِّمُونِؐ </text:span><text:span text:style-name="T3">(109)</text:span><text:span text:style-name="T2"> إِنَّهُ„ كَانَ فَرۣيقٌ مِّــنْ عِبَادِى يَقُولُونَ رَبَّنَآ ءَامَنَّا فَاغْفِرْ لَنَا وَارْحَمْنَا وَأَنتَ خَيْرُ </text:span><text:span text:style-name="T5">۴</text:span><text:span text:style-name="T2">لرَّ؛حِمِينَ </text:span><text:span text:style-name="T3">(110)</text:span><text:span text:style-name="T2"> فَاتَّخَذتُّمُوهُمْ سُخْرۣيّاٗ حَتَّــيٰٓ أَنسَوْكُمْ ذِكْرۣى وَكُنتُم مِّنْهُمْ تَضْحَكُونَؐ </text:span><text:span text:style-name="T3">(111)</text:span><text:span text:style-name="T2"> إِنِّى جَزَيْتُهُمُ </text:span><text:span text:style-name="T5">۴</text:span><text:span text:style-name="T2">لْيَوْمَ بِمَا صَبَرُوٓاْ أَنَّهُمْ هُمُ </text:span><text:span text:style-name="T5">۴</text:span><text:span text:style-name="T2">لْفَآئِزُونَؐ </text:span><text:span text:style-name="T3">(112)</text:span><text:span text:style-name="T2"> قَالللَ كَمْ لَبِثْتُمْ فِى </text:span><text:span text:style-name="T5">۱</text:span><text:span text:style-name="T2">لاَرْضضضِ عَدَدَ سِنِينَؐ </text:span><text:span text:style-name="T3">(113)</text:span><text:span text:style-name="T2"> قَالُواْ لَبِثْنَا يَوْماٗ اَوْ بَعْضَ يَوْمٍؐ فَسْـَٔلِ </text:span><text:span text:style-name="T5">۱</text:span><text:span text:style-name="T2">لْعَآدِّينَؐ </text:span><text:span text:style-name="T3">(114)</text:span><text:span text:style-name="T2"> قَالَ إِن لَّبِثْتُمُ; إِلاَّ قَلِيلًا لَّوَ اَنَّكُمْ كُنتُمْ تَعْلَمُونَؐ </text:span><text:span text:style-name="T3">(115)</text:span><text:span text:style-name="T2"> © أَفَحَسِبْتُمُ; أَنَّمَا خَلَقْنَـٰكُمْ عَبَثاً وَأَنَّكُمُ; إِلَيْنَا لاَ تُرْجَعُونَؐ </text:span><text:span text:style-name="T3">(116)</text:span><text:span text:style-name="T2"> فَتَعَـٰلَــي </text:span><text:span text:style-name="T5">۰</text:span><text:span text:style-name="T2">للَّهُ </text:span><text:span text:style-name="T5">۴</text:span><text:span text:style-name="T2">لْمَلِكُ </text:span><text:span text:style-name="T5">۴</text:span><text:span text:style-name="T2">لْحَقُّؐ لآَ إِچَهَ إِلاَّ هُوَؐ رَبُّ </text:span><text:span text:style-name="T5">۴</text:span><text:span text:style-name="T2">لْعَرْشِ </text:span><text:span text:style-name="T5">۱</text:span><text:span text:style-name="T2">لْكَرۣيمِؐ </text:span><text:span text:style-name="T3">(117)</text:span><text:span text:style-name="T2"> وَمَنْ يَّدْعُ مَعَ </text:span><text:span text:style-name="T5">۰</text:span><text:span text:style-name="T2">للَّهِ إِچَهاٗ —اخَرَ لاَ بُرْهَـٰــنَ لَهُ„ بِهِ” فَإِنَّمَا</text:span></text:p>
      <text:p text:style-name="P3" loext:marker-style-name="T2"><text:span text:style-name="T2">حِسَابُهُ„ عِندَ رَبِّهِؐ“ إِنَّهُ„ لاَ يُفْلِحُ </text:span><text:span text:style-name="T5">۴</text:span><text:span text:style-name="T2">لْكَـٰفِرُونَؐ </text:span><text:span text:style-name="T3">(118)</text:span><text:span text:style-name="T2"> وَقُل رَّبِّ 'غْفِرْ وَارْحَمْ وَأَنتَ خَيْرُ </text:span><text:span text:style-name="T5">۴</text:span><text:span text:style-name="T2">لرَّ؛حِمِينَ </text:span><text:span text:style-name="T3">(119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34:39.489145145</meta:creation-date>
    <dc:date>2025-03-03T13:37:37.249540179</dc:date>
    <meta:editing-duration>PT3M</meta:editing-duration>
    <meta:editing-cycles>1</meta:editing-cycles>
    <meta:document-statistic meta:table-count="0" meta:image-count="0" meta:object-count="0" meta:page-count="6" meta:paragraph-count="4" meta:word-count="1181" meta:character-count="6438" meta:non-whitespace-character-count="5260"/>
    <meta:generator>LibreOffice/24.8.2.1$Linux_X86_64 LibreOffice_project/0f794b6e29741098670a3b95d60478a65d05ef13</meta:generator>
  </office:meta>
</office:document-meta>
</file>